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3.312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3021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3.3125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3021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3.3125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1.3021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3.3125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1.3021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f885"/>
    </style:style>
    <style:style style:name="P2" style:family="paragraph" style:parent-style-name="Table_20_Contents">
      <style:text-properties style:font-name="Liberation Sans" officeooo:rsid="000415a6" officeooo:paragraph-rsid="0005f885"/>
    </style:style>
    <style:style style:name="P3" style:family="paragraph" style:parent-style-name="Table_20_Contents">
      <style:text-properties style:font-name="Liberation Sans" officeooo:rsid="0005f885" officeooo:paragraph-rsid="0005f885"/>
    </style:style>
    <style:style style:name="P4" style:family="paragraph" style:parent-style-name="Table_20_Contents">
      <style:text-properties style:font-name="Liberation Sans" officeooo:rsid="0005f885" officeooo:paragraph-rsid="0006bf24"/>
    </style:style>
    <style:style style:name="P5" style:family="paragraph" style:parent-style-name="Table_20_Contents">
      <style:text-properties style:font-name="Liberation Sans" officeooo:rsid="0006bf24" officeooo:paragraph-rsid="0006bf24"/>
    </style:style>
    <style:style style:name="P6" style:family="paragraph" style:parent-style-name="Standard">
      <style:text-properties officeooo:paragraph-rsid="0005f885"/>
    </style:style>
    <style:style style:name="P7" style:family="paragraph" style:parent-style-name="Table_20_Contents">
      <style:text-properties style:font-name="Liberation Sans" officeooo:rsid="0005f885" officeooo:paragraph-rsid="0008e7b1"/>
    </style:style>
    <style:style style:name="P8" style:family="paragraph" style:parent-style-name="Table_20_Contents">
      <style:text-properties style:font-name="Liberation Sans" officeooo:rsid="0005f885" officeooo:paragraph-rsid="000a9373"/>
    </style:style>
    <style:style style:name="P9" style:family="paragraph" style:parent-style-name="Table_20_Contents">
      <style:text-properties style:font-name="Liberation Sans" officeooo:rsid="0005f885" officeooo:paragraph-rsid="000b74b6"/>
    </style:style>
    <style:style style:name="P10" style:family="paragraph" style:parent-style-name="Table_20_Contents">
      <style:text-properties style:font-name="Liberation Sans" officeooo:rsid="0005f885" officeooo:paragraph-rsid="000bfd7a"/>
    </style:style>
    <style:style style:name="P11" style:family="paragraph" style:parent-style-name="Table_20_Contents">
      <style:text-properties style:font-name="Liberation Sans" officeooo:rsid="0006bf24" officeooo:paragraph-rsid="0006bf24"/>
    </style:style>
    <style:style style:name="P12" style:family="paragraph" style:parent-style-name="Table_20_Contents">
      <style:text-properties style:font-name="Liberation Sans" officeooo:rsid="0008e7b1" officeooo:paragraph-rsid="0008e7b1"/>
    </style:style>
    <style:style style:name="P13" style:family="paragraph" style:parent-style-name="Table_20_Contents">
      <style:text-properties style:font-name="Liberation Sans" officeooo:rsid="00077591" officeooo:paragraph-rsid="000a9373"/>
    </style:style>
    <style:style style:name="P14" style:family="paragraph" style:parent-style-name="Table_20_Contents">
      <style:text-properties style:font-name="Liberation Sans" officeooo:rsid="000a9373" officeooo:paragraph-rsid="000a9373"/>
    </style:style>
    <style:style style:name="P15" style:family="paragraph" style:parent-style-name="Table_20_Contents">
      <style:text-properties style:font-name="Liberation Sans" officeooo:rsid="000b74b6" officeooo:paragraph-rsid="000b74b6"/>
    </style:style>
    <style:style style:name="P16" style:family="paragraph" style:parent-style-name="Table_20_Contents">
      <style:text-properties style:font-name="Liberation Sans" officeooo:rsid="000bfd7a" officeooo:paragraph-rsid="000bfd7a"/>
    </style:style>
    <style:style style:name="T1" style:family="text">
      <style:text-properties officeooo:rsid="0006bf24"/>
    </style:style>
    <style:style style:name="T2" style:family="text">
      <style:text-properties officeooo:rsid="00077591"/>
    </style:style>
    <style:style style:name="T3" style:family="text">
      <style:text-properties officeooo:rsid="0008e7b1"/>
    </style:style>
    <style:style style:name="T4" style:family="text">
      <style:text-properties fo:language="es" fo:country="ES" officeooo:rsid="0016ba38"/>
    </style:style>
    <style:style style:name="T5" style:family="text">
      <style:text-properties fo:language="es" fo:country="ES" officeooo:rsid="0008e7b1"/>
    </style:style>
    <style:style style:name="T6" style:family="text">
      <style:text-properties officeooo:rsid="000a9373"/>
    </style:style>
    <style:style style:name="T7" style:family="text">
      <style:text-properties officeooo:rsid="000b74b6"/>
    </style:style>
    <style:style style:name="T8" style:family="text">
      <style:text-properties officeooo:rsid="000bfd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Caso de uso</text:p>
          </table:table-cell>
          <table:table-cell table:style-name="Table1.B1" office:value-type="string">
            <text:p text:style-name="P3">Borrar encuesta</text:p>
          </table:table-cell>
          <table:table-cell table:style-name="Table1.A1" office:value-type="string">
            <text:p text:style-name="P2">Actor principal</text:p>
          </table:table-cell>
          <table:table-cell table:style-name="Table1.D1" office:value-type="string">
            <text:p text:style-name="P3">Usuario</text:p>
          </table:table-cell>
        </table:table-row>
        <table:table-row>
          <table:table-cell table:style-name="Table1.A2" table:number-columns-spanned="4" office:value-type="string">
            <text:p text:style-name="P2">Precondiciones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7">- <text:span text:style-name="T4">El sistema debe tener como mínimo una encuesta almacenada.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Disparador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3">El usuario desea borrar una encuesta del sistema.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Escenario principal de éxito</text:p>
          </table:table-cell>
          <table:covered-table-cell/>
          <table:covered-table-cell/>
          <table:covered-table-cell/>
        </table:table-row>
        <table:table-row>
          <table:table-cell table:style-name="Table1.A7" table:number-columns-spanned="4" office:value-type="string">
            <text:p text:style-name="P3">1. El usuario elige una encuesta del sistema.</text:p>
            <text:p text:style-name="P3">2. <text:span text:style-name="T6">El usuario pulsa el botón de borrar encuesta.</text:span></text:p>
            <text:p text:style-name="P3">3. <text:span text:style-name="T6">El sistema le pregunta al usuario si está seguro de que quiere borrar la encuesta, cosa que también borrará las respuestas almacenadas para esa encuesta (si existen).</text:span></text:p>
            <text:p text:style-name="P8">4. <text:span text:style-name="T6">Primeramente, el sistema localiza todas las respuestas existentes a esa encuesta hechas por los usuarios.</text:span></text:p>
            <text:p text:style-name="P8"><text:span text:style-name="T6">5. El sistema borra las respuestas de ese usuario a esa encuesta.</text:span></text:p>
            <text:p text:style-name="P3"><text:span text:style-name="T6">6</text:span>. <text:span text:style-name="T6">Volver al punto 5 hasta que se hayan borrado todas las respuestas de esa encuesta.</text:span></text:p>
            <text:p text:style-name="P3"><text:span text:style-name="T6">7</text:span>. <text:span text:style-name="T7">Se elimina del sistema la encuesta elegida.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Extensiones (escenarios alternativos)</text:p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4" office:value-type="string">
            <text:p text:style-name="P14">2a, 3a. El usuario decide que no la quiere borrar.</text:p>
            <text:p text:style-name="P14"><text:s text:c="4"/>2a1, 3a1. El sistema aborta el caso de uso.</text:p>
            <text:p text:style-name="P14">4a. El sistema no localiza ninguna respuesta a esa encuesta.</text:p>
            <text:p text:style-name="P14"><text:s text:c="4"/>4a1. Se salta directamente al punto 7.</text:p>
            <text:p text:style-name="P15">5a, 7a. Las <text:span text:style-name="T8">preguntas y/o respuestas no se pueden encontrar en disco.</text:span></text:p>
            <text:p text:style-name="P16"><text:s text:c="4"/>5a1. El sistema lanza una excepción de que no ha sido capaz de borrar esa respuesta.</text:p>
            <text:p text:style-name="P16"><text:s text:c="4"/>5a2. El sistema simplemente ignora esa respuesta y procede al punto 6 para borrar las siguientes (si hay).</text:p>
            <text:p text:style-name="P16"><text:s text:c="4"/>7a1. Se avisa mediante una excepción que no ha sido posible eliminar la encuesta porque no existe en el disco.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Caso de uso</text:p>
          </table:table-cell>
          <table:table-cell table:style-name="Table2.B1" office:value-type="string">
            <text:p text:style-name="P3">Respuesta interactiva de encuestas</text:p>
          </table:table-cell>
          <table:table-cell table:style-name="Table2.A1" office:value-type="string">
            <text:p text:style-name="P2">Actor principal</text:p>
          </table:table-cell>
          <table:table-cell table:style-name="Table2.D1" office:value-type="string">
            <text:p text:style-name="P3">Usuario</text:p>
          </table:table-cell>
        </table:table-row>
        <table:table-row>
          <table:table-cell table:style-name="Table2.A2" table:number-columns-spanned="4" office:value-type="string">
            <text:p text:style-name="P2">Precondiciones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7">- <text:span text:style-name="T4">El sistema debe tener como mínimo una encuesta </text:span><text:span text:style-name="T5">en el sistema</text:span><text:span text:style-name="T4">.</text:span>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2">Disparador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4" office:value-type="string">
            <text:p text:style-name="P5">El usuario quiere responder a una encuesta.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2">Escenario principal de éxito</text:p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3">1. <text:span text:style-name="T1">El usuario elige la respuesta a responder.</text:span></text:p>
            <text:p text:style-name="P3">2. <text:span text:style-name="T1">A continuación va respondiendo una pregunta de la encuesta en el formato requerido.</text:span></text:p>
            <text:p text:style-name="P7">3. <text:span text:style-name="T3">Se repite el punto 2 hasta responder a todas las preguntas de la encuesta (o como mínimo aquellas obligatorias). El sistema no obliga a responder las preguntas en un orden concreto.</text:span></text:p>
            <text:p text:style-name="P3">4. <text:span text:style-name="T3">El usuario pulsa el botón de “Acabar” encuesta.</text:span></text:p>
            <text:p text:style-name="P3">5. <text:span text:style-name="T3">El sistema guarda las respuestas en el sistema.</text:span>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2">Extensiones (escenarios alternativos)</text:p>
          </table:table-cell>
          <table:covered-table-cell/>
          <table:covered-table-cell/>
          <table:covered-table-cell/>
        </table:table-row>
        <table:table-row>
          <table:table-cell table:style-name="Table2.A9" table:number-columns-spanned="4" office:value-type="string">
            <text:p text:style-name="P5"><text:span text:style-name="T3">4</text:span>a. Si la <text:span text:style-name="T3">encuesta contiene preguntas obligatorias sin responder</text:span>, e<text:span text:style-name="T3">l sistema</text:span> le avisará que no se puede guardar la encuesta hasta que no marque alguna respuesta <text:span text:style-name="T3">en esa(s) pregunta(s)</text:span>.</text:p>
            <text:p text:style-name="P5"><text:s text:c="4"/><text:span text:style-name="T3">4a1. El usuario vuelve al punto 2 para toda pregunta sin responder.</text:span></text:p>
            <text:p text:style-name="P12">2a, 3a. El usuario decide no querer completar la encuesta.</text:p>
            <text:p text:style-name="P12"><text:s text:c="4"/>2a1, 3a1. El usuario pulsa el botón de “Cancelar”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">Caso de uso</text:p>
          </table:table-cell>
          <table:table-cell table:style-name="Table3.B1" office:value-type="string">
            <text:p text:style-name="P3">Importación de <text:span text:style-name="T1">respuestas</text:span></text:p>
          </table:table-cell>
          <table:table-cell table:style-name="Table3.A1" office:value-type="string">
            <text:p text:style-name="P2">Actor principal</text:p>
          </table:table-cell>
          <table:table-cell table:style-name="Table3.D1" office:value-type="string">
            <text:p text:style-name="P3">Usuario</text:p>
          </table:table-cell>
        </table:table-row>
        <table:table-row>
          <table:table-cell table:style-name="Table3.A2" table:number-columns-spanned="4" office:value-type="string">
            <text:p text:style-name="P2">Precondiciones</text:p>
          </table:table-cell>
          <table:covered-table-cell/>
          <table:covered-table-cell/>
          <table:covered-table-cell/>
        </table:table-row>
        <table:table-row>
          <table:table-cell table:style-name="Table3.A3" table:number-columns-spanned="4" office:value-type="string">
            <text:p text:style-name="P4">- La encuesta <text:span text:style-name="T1">respuesta </text:span>debe existir en <text:span text:style-name="T1">el disco del sistema.</text:span></text:p>
          </table:table-cell>
          <table:covered-table-cell/>
          <table:covered-table-cell/>
          <table:covered-table-cell/>
        </table:table-row>
        <table:table-row>
          <table:table-cell table:style-name="Table3.A2" table:number-columns-spanned="4" office:value-type="string">
            <text:p text:style-name="P2">Disparador</text:p>
          </table:table-cell>
          <table:covered-table-cell/>
          <table:covered-table-cell/>
          <table:covered-table-cell/>
        </table:table-row>
        <table:table-row>
          <table:table-cell table:style-name="Table3.A5" table:number-columns-spanned="4" office:value-type="string">
            <text:p text:style-name="P5">El usuario quiere importar al sistema una encuesta respuesta ya creada desde el disco.</text:p>
          </table:table-cell>
          <table:covered-table-cell/>
          <table:covered-table-cell/>
          <table:covered-table-cell/>
        </table:table-row>
        <table:table-row>
          <table:table-cell table:style-name="Table3.A2" table:number-columns-spanned="4" office:value-type="string">
            <text:p text:style-name="P2">Escenario principal de éxito</text:p>
          </table:table-cell>
          <table:covered-table-cell/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10">1. <text:span text:style-name="T1">El usuario elige una encuesta cualquiera del sistema.</text:span></text:p>
            <text:p text:style-name="P3">2. <text:span text:style-name="T1">Seguidamente, le da a las opciones de importar las respuestas para una encuesta.</text:span></text:p>
            <text:p text:style-name="P3">3. <text:span text:style-name="T1">Se abre una ventana contextual en la que se puede navegar por el sistema de ficheros para encontrar las encuestas ya respondidas. Por defecto, filtra a archivos binarios que pueden incluir encuestas respondidas.</text:span></text:p>
            <text:p text:style-name="P3">4. <text:span text:style-name="T1">El usuario elige una de éstas encuestas respondidas en formato fichero.</text:span></text:p>
            <text:p text:style-name="P3">5. <text:span text:style-name="T1">El sistema importa al sistema las respuestas elegidas.</text:span></text:p>
            <text:p text:style-name="P3">6. <text:span text:style-name="T3">Se visualiza en el sistema la encuesta junto con sus respuestas.</text:span></text:p>
          </table:table-cell>
          <table:covered-table-cell/>
          <table:covered-table-cell/>
          <table:covered-table-cell/>
        </table:table-row>
        <table:table-row>
          <table:table-cell table:style-name="Table3.A2" table:number-columns-spanned="4" office:value-type="string">
            <text:p text:style-name="P2">Extensiones (escenarios alternativos)</text:p>
          </table:table-cell>
          <table:covered-table-cell/>
          <table:covered-table-cell/>
          <table:covered-table-cell/>
        </table:table-row>
        <table:table-row>
          <table:table-cell table:style-name="Table3.A9" table:number-columns-spanned="4" office:value-type="string">
            <text:p text:style-name="P5"><text:span text:style-name="T3">5</text:span>a. El formato del fichero no es válido, o bien, se da cuenta tras la lectura que no se trata de <text:soft-page-break/>una encuesta respondida.</text:p>
            <text:p text:style-name="P5"><text:s text:c="4"/><text:span text:style-name="T3">5a</text:span>1. El usuario vuelve al punto 3.</text:p>
            <text:p text:style-name="P12">2a, 3a, 4a. <text:span text:style-name="T6">El usuario decide cancelar la importación de la encuesta.</text:span></text:p>
            <text:p text:style-name="P12"><text:s text:c="4"/><text:span text:style-name="T6">2a1, 3a1, 4a1. El usuario pulsa el botón de “Cancelar”.</text:span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">Caso de uso</text:p>
          </table:table-cell>
          <table:table-cell table:style-name="Table4.B1" office:value-type="string">
            <text:p text:style-name="P3">Exportación de <text:span text:style-name="T1">respuestas</text:span></text:p>
          </table:table-cell>
          <table:table-cell table:style-name="Table4.A1" office:value-type="string">
            <text:p text:style-name="P2">Actor principal</text:p>
          </table:table-cell>
          <table:table-cell table:style-name="Table4.D1" office:value-type="string">
            <text:p text:style-name="P3">Usuario</text:p>
          </table:table-cell>
        </table:table-row>
        <table:table-row>
          <table:table-cell table:style-name="Table4.A2" table:number-columns-spanned="4" office:value-type="string">
            <text:p text:style-name="P2">Precondiciones</text:p>
          </table:table-cell>
          <table:covered-table-cell/>
          <table:covered-table-cell/>
          <table:covered-table-cell/>
        </table:table-row>
        <table:table-row>
          <table:table-cell table:style-name="Table4.A3" table:number-columns-spanned="4" office:value-type="string">
            <text:p text:style-name="P5">- La encuesta debe haberse creado en el contexto del sistema.</text:p>
          </table:table-cell>
          <table:covered-table-cell/>
          <table:covered-table-cell/>
          <table:covered-table-cell/>
        </table:table-row>
        <table:table-row>
          <table:table-cell table:style-name="Table4.A2" table:number-columns-spanned="4" office:value-type="string">
            <text:p text:style-name="P2">Disparador</text:p>
          </table:table-cell>
          <table:covered-table-cell/>
          <table:covered-table-cell/>
          <table:covered-table-cell/>
        </table:table-row>
        <table:table-row>
          <table:table-cell table:style-name="Table4.A5" table:number-columns-spanned="4" office:value-type="string">
            <text:p text:style-name="P5">El usuario quiere exportar las respuestas de una encuesta previa al disco.</text:p>
          </table:table-cell>
          <table:covered-table-cell/>
          <table:covered-table-cell/>
          <table:covered-table-cell/>
        </table:table-row>
        <table:table-row>
          <table:table-cell table:style-name="Table4.A2" table:number-columns-spanned="4" office:value-type="string">
            <text:p text:style-name="P2">Escenario principal de éxito</text:p>
          </table:table-cell>
          <table:covered-table-cell/>
          <table:covered-table-cell/>
          <table:covered-table-cell/>
        </table:table-row>
        <table:table-row>
          <table:table-cell table:style-name="Table4.A7" table:number-columns-spanned="4" office:value-type="string">
            <text:p text:style-name="P3">1. <text:span text:style-name="T1">El usuario acaba de responder a una encuesta del sistema.</text:span></text:p>
            <text:p text:style-name="P3">2. <text:span text:style-name="T2">El sistema le propone guardar las respuestas en el disco.</text:span></text:p>
            <text:p text:style-name="P9">3. <text:span text:style-name="T1">Se abre una ventana contextual en la que se puede navegar por el sistema de ficheros para elegir dónde guardar la encuesta respondida. </text:span></text:p>
            <text:p text:style-name="P9"><text:span text:style-name="T7">4. El usuario le pone un nombre a esa encuesta.</text:span></text:p>
            <text:p text:style-name="P3"><text:span text:style-name="T7">5</text:span>. <text:span text:style-name="T1">De la al botón de “Guardar” encuesta.</text:span></text:p>
            <text:p text:style-name="P3"><text:span text:style-name="T7">6</text:span>. <text:span text:style-name="T2">El sistema guardará en esa dirección del disco las respuestas de una encuesta con el nombre asignado por el usuario.</text:span></text:p>
          </table:table-cell>
          <table:covered-table-cell/>
          <table:covered-table-cell/>
          <table:covered-table-cell/>
        </table:table-row>
        <table:table-row>
          <table:table-cell table:style-name="Table4.A2" table:number-columns-spanned="4" office:value-type="string">
            <text:p text:style-name="P2">Extensiones (escenarios alternativos)</text:p>
          </table:table-cell>
          <table:covered-table-cell/>
          <table:covered-table-cell/>
          <table:covered-table-cell/>
        </table:table-row>
        <table:table-row>
          <table:table-cell table:style-name="Table4.A9" table:number-columns-spanned="4" office:value-type="string">
            <text:p text:style-name="P8">1<text:span text:style-name="T1">a</text:span>. <text:span text:style-name="T1">Si la encuesta no está respondida (parcialmente o no), le avisará de ello. Además, le puede proponer acabar de responderla o no.</text:span></text:p>
            <text:p text:style-name="P8"><text:s text:c="4"/><text:span text:style-name="T6">1a1. El sistema le propone al usuario completar la encuesta.</text:span></text:p>
            <text:p text:style-name="P8"><text:s text:c="4"/><text:span text:style-name="T6">1a2. El usuario decide que “Sí”, y salta al caso de uso de “Respuesta interactiva de respuestas”, conservando las respuestas previas.</text:span></text:p>
            <text:p text:style-name="P8"><text:s text:c="4"/><text:span text:style-name="T6">1a3. El usuario decide que “No”, y continua con la exportación de las respuestas.</text:span></text:p>
            <text:p text:style-name="P13">2a, 3a. <text:span text:style-name="T6">El usuario decide cancelar la exportación de la encuesta.</text:span></text:p>
            <text:p text:style-name="P13"><text:s text:c="4"/>2a<text:span text:style-name="T6">1</text:span>, 3a<text:span text:style-name="T6">1</text:span>. <text:span text:style-name="T6">E</text:span>l usuario pulsa el botón de “Cancelar”.</text:p>
            <text:p text:style-name="P5"><text:span text:style-name="T7">5</text:span>a. Si el usuario intenta guardar una encuesta sin nombre, el sistema le avisará y volverá al paso 3.</text:p>
            <text:p text:style-name="P15">5b. El sistema detecta que se va a guardar un fichero con mismo nombre y tipo que otro en el sistema de ficheros.</text:p>
            <text:p text:style-name="P15"><text:s text:c="4"/>5b1. El sistema le pedirá al usuario si desea sobreescribir o renombrar el fichero.</text:p>
            <text:p text:style-name="P15"><text:s text:c="4"/>5b2. Si lo decide renombrar, vuelve al paso 4.</text:p>
            <text:p text:style-name="P15"><text:s text:c="4"/>5b3. Si lo decide sobreescribir, el contenido del fichero antiguo se destruirá y substituirá por el del fichero nuevo.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3:48:21.469858796</meta:creation-date>
    <dc:date>2017-03-14T10:51:03.379572424</dc:date>
    <meta:editing-duration>PT34M12S</meta:editing-duration>
    <meta:editing-cycles>5</meta:editing-cycles>
    <meta:generator>LibreOffice/5.3.0.3$Linux_X86_64 LibreOffice_project/30m0$Build-3</meta:generator>
    <meta:document-statistic meta:table-count="4" meta:image-count="0" meta:object-count="0" meta:page-count="3" meta:paragraph-count="91" meta:word-count="888" meta:character-count="5322" meta:non-whitespace-character-count="4460"/>
  </office:meta>
</office:document-meta>
</file>